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_33__20_Dashes_20_3_20_Dots_20__28_var_29_" svg:stroke-color="#ff0000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1.27cm"/>
    </style:style>
    <style:style style:name="gr8" style:family="graphic" style:parent-style-name="standard">
      <style:graphic-properties draw:stroke="none" svg:stroke-color="#000000" draw:fill="none" draw:fill-color="#ffffff" fo:min-height="2.413cm"/>
    </style:style>
    <style:style style:name="gr9" style:family="graphic" style:parent-style-name="standard">
      <style:graphic-properties draw:stroke="none" svg:stroke-color="#000000" draw:fill="none" draw:fill-color="#ffffff" fo:min-height="0.758cm"/>
    </style:style>
    <style:style style:name="gr10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651cm" svg:height="1.651cm" svg:x="5.061cm" svg:y="2.748cm">
          <text:p text:style-name="P1">2 (S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651cm" svg:height="1.651cm" svg:x="1.152cm" svg:y="5.8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51cm" svg:height="1.651cm" svg:x="5.569cm" svg:y="7.57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651cm" svg:height="1.651cm" svg:x="10.395cm" svg:y="7.19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51cm" svg:height="1.651cm" svg:x="10.014cm" svg:y="2.62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.978cm" svg:y1="5.825cm" svg:x2="5.061cm" svg:y2="3.574cm" draw:start-shape="id1" draw:start-glue-point="4" draw:end-shape="id2" draw:end-glue-point="6" svg:d="m1978 5825c0-1501 1027-2251 3083-2251" svg:viewBox="0 0 3084 2252">
          <text:p text:style-name="P1">A</text:p>
          <text:p text:style-name="P1"/>
        </draw:connector>
        <draw:connector draw:style-name="gr3" draw:text-style-name="P1" draw:layer="layout" draw:type="curve" svg:x1="6.471cm" svg:y1="2.989cm" svg:x2="10.014cm" svg:y2="3.447cm" draw:start-shape="id2" draw:start-glue-point="11" draw:end-shape="id3" draw:end-glue-point="6" svg:d="m6471 2989c2838 0 1067 458 3543 458" svg:viewBox="0 0 3544 459">
          <text:p text:style-name="P1">B</text:p>
          <text:p text:style-name="P1"/>
        </draw:connector>
        <draw:connector draw:style-name="gr3" draw:text-style-name="P1" draw:layer="layout" draw:type="curve" svg:x1="5.887cm" svg:y1="4.399cm" svg:x2="6.394cm" svg:y2="7.574cm" draw:start-shape="id2" draw:start-glue-point="8" draw:end-shape="id4" svg:d="m5887 4399c0 2380 507 793 507 3175" svg:viewBox="0 0 508 3176">
          <text:p text:style-name="P1">C</text:p>
          <text:p text:style-name="P1"/>
        </draw:connector>
        <draw:connector draw:style-name="gr3" draw:text-style-name="P1" draw:layer="layout" draw:type="curve" svg:x1="10.84cm" svg:y1="4.272cm" svg:x2="11.221cm" svg:y2="7.193cm" draw:start-shape="id3" draw:start-glue-point="8" draw:end-shape="id5" draw:end-glue-point="4" svg:d="m10840 4272c0 2190 381 730 381 2921" svg:viewBox="0 0 382 2922">
          <text:p text:style-name="P1">F</text:p>
          <text:p text:style-name="P1"/>
        </draw:connector>
        <draw:connector draw:style-name="gr3" draw:text-style-name="P1" draw:layer="layout" draw:type="curve" svg:x1="5.569cm" svg:y1="8.4cm" svg:x2="1.978cm" svg:y2="7.476cm" draw:start-shape="id4" draw:start-glue-point="6" draw:end-shape="id1" draw:end-glue-point="8" svg:d="m5569 8400c-2394 0-3591-308-3591-924" svg:viewBox="0 0 3592 925">
          <text:p text:style-name="P1">D</text:p>
          <text:p text:style-name="P1"/>
        </draw:connector>
        <draw:connector draw:style-name="gr3" draw:text-style-name="P1" draw:layer="layout" draw:type="curve" svg:x1="7.22cm" svg:y1="8.399cm" svg:x2="10.395cm" svg:y2="8.019cm" draw:start-shape="id4" draw:end-shape="id5" draw:end-glue-point="6" svg:d="m7220 8399c2380 0 793-380 3175-380" svg:viewBox="0 0 3176 381">
          <text:p text:style-name="P1">E</text:p>
          <text:p text:style-name="P1"/>
        </draw:connector>
        <draw:custom-shape draw:style-name="gr2" draw:text-style-name="P1" xml:id="id6" draw:id="id6" draw:layer="layout" svg:width="1.651cm" svg:height="1.651cm" svg:x="13.57cm" svg:y="4.653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665cm" svg:y1="3.447cm" svg:x2="14.396cm" svg:y2="4.653cm" draw:start-shape="id3" draw:start-glue-point="10" draw:end-shape="id6" draw:end-glue-point="4" svg:d="m11665 3447c1821 0 2731 402 2731 1206" svg:viewBox="0 0 2732 1207">
          <text:p text:style-name="P1">G</text:p>
          <text:p text:style-name="P1"/>
        </draw:connector>
        <draw:connector draw:style-name="gr4" draw:text-style-name="P1" draw:layer="layout" draw:type="curve" svg:x1="12.046cm" svg:y1="8.019cm" svg:x2="14.396cm" svg:y2="6.304cm" draw:start-shape="id5" draw:start-glue-point="10" draw:end-shape="id6" draw:end-glue-point="8" svg:d="m12046 8019c1567 0 2350-571 2350-1715" svg:viewBox="0 0 2351 1716">
          <text:p/>
        </draw:connector>
        <draw:custom-shape draw:style-name="gr5" draw:text-style-name="P1" draw:layer="layout" svg:width="1.651cm" svg:height="1.651cm" svg:x="1.632cm" svg:y="11.326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3.533cm" svg:height="0.962cm" svg:x="4.518cm" svg:y="11.838cm">
          <draw:text-box>
            <text:p>состояние</text:p>
          </draw:text-box>
        </draw:frame>
        <draw:line draw:style-name="gr3" draw:text-style-name="P1" draw:layer="layout" svg:x1="1.251cm" svg:y1="14.94cm" svg:x2="3.664cm" svg:y2="14.94cm">
          <text:p text:style-name="P1">A</text:p>
          <text:p text:style-name="P1"/>
        </draw:line>
        <draw:frame draw:style-name="gr7" draw:layer="layout" svg:width="12.446cm" svg:height="1.52cm" svg:x="4.518cm" svg:y="14.255cm">
          <draw:text-box>
            <text:p>Помеченная дуга</text:p>
          </draw:text-box>
        </draw:frame>
        <draw:frame draw:style-name="gr8" draw:layer="layout" svg:width="17.145cm" svg:height="2.663cm" svg:x="0.997cm" svg:y="16.21cm">
          <draw:text-box>
            <text:p>Состояние S –- стартовое состояние. Всегда начинаем с него</text:p>
          </draw:text-box>
        </draw:frame>
        <draw:frame draw:style-name="gr9" draw:layer="layout" svg:width="14.551cm" svg:height="1.008cm" svg:x="0.943cm" svg:y="18.55cm">
          <draw:text-box>
            <text:p>P={5, 6} –- принимающие состояния</text:p>
          </draw:text-box>
        </draw:frame>
        <draw:frame draw:style-name="gr10" draw:text-style-name="P1" draw:layer="layout" svg:width="17.907cm" svg:height="1.397cm" svg:x="0.235cm" svg:y="0.081cm">
          <draw:text-box>
            <text:p text:style-name="P1">Входная строка: <text:span text:style-name="T1">bgfklm135..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5:19:17.351775764</meta:creation-date>
    <dc:date>2014-03-30T15:50:38.922678997</dc:date>
    <meta:editing-duration>P0D</meta:editing-duration>
    <meta:editing-cycles>2</meta:editing-cycles>
    <meta:generator>LibreOffice/4.1.4.2$Linux_X86_64 LibreOffice_project/410m0$Build-2</meta:generator>
    <dc:creator>Frodox </dc:creator>
    <meta:document-statistic meta:object-count="21"/>
  </office:meta>
</office:document-meta>
</file>